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23725a" officeooo:paragraph-rsid="0023725a"/>
    </style:style>
    <style:style style:name="P2" style:family="paragraph" style:parent-style-name="text">
      <style:text-properties style:font-name="Times New Roman" officeooo:rsid="00340841" officeooo:paragraph-rsid="00340841" style:font-size-asian="10.5pt"/>
    </style:style>
    <style:style style:name="P3" style:family="paragraph" style:parent-style-name="text">
      <style:text-properties style:font-name="Times New Roman" officeooo:rsid="001f999d" officeooo:paragraph-rsid="00340841" style:font-size-asian="10.5pt"/>
    </style:style>
    <style:style style:name="P4" style:family="paragraph" style:parent-style-name="text">
      <style:text-properties style:font-name="Times New Roman" officeooo:rsid="001f999d" officeooo:paragraph-rsid="003badbf" style:font-size-asian="10.5pt"/>
    </style:style>
    <style:style style:name="P5" style:family="paragraph" style:parent-style-name="text" style:list-style-name="L1"/>
    <style:style style:name="P6" style:family="paragraph" style:parent-style-name="text" style:list-style-name="L1">
      <style:text-properties officeooo:rsid="0021b387" officeooo:paragraph-rsid="00282615"/>
    </style:style>
    <style:style style:name="P7" style:family="paragraph" style:parent-style-name="text" style:list-style-name="L1">
      <style:text-properties officeooo:rsid="003618ab" officeooo:paragraph-rsid="003618ab"/>
    </style:style>
    <style:style style:name="P8" style:family="paragraph" style:parent-style-name="text" style:list-style-name="L1">
      <style:text-properties officeooo:rsid="00116acc" officeooo:paragraph-rsid="00116acc"/>
    </style:style>
    <style:style style:name="P9" style:family="paragraph" style:parent-style-name="text" style:list-style-name="L1">
      <style:text-properties officeooo:rsid="00116acc" officeooo:paragraph-rsid="00282615"/>
    </style:style>
    <style:style style:name="P10" style:family="paragraph" style:parent-style-name="text" style:list-style-name="L1">
      <style:text-properties officeooo:rsid="00116acc" officeooo:paragraph-rsid="0018b6ca"/>
    </style:style>
    <style:style style:name="P11" style:family="paragraph" style:parent-style-name="text" style:list-style-name="L1">
      <style:text-properties officeooo:rsid="00116acc" officeooo:paragraph-rsid="0019cb4d"/>
    </style:style>
    <style:style style:name="P12" style:family="paragraph" style:parent-style-name="text" style:list-style-name="L1">
      <style:text-properties officeooo:rsid="0036e70b" officeooo:paragraph-rsid="0036e70b"/>
    </style:style>
    <style:style style:name="P13" style:family="paragraph" style:parent-style-name="text" style:list-style-name="L1">
      <style:text-properties officeooo:rsid="0023725a" officeooo:paragraph-rsid="0023725a"/>
    </style:style>
    <style:style style:name="P14" style:family="paragraph" style:parent-style-name="text" style:list-style-name="L1">
      <style:text-properties officeooo:rsid="002bc7d1" officeooo:paragraph-rsid="0023725a"/>
    </style:style>
    <style:style style:name="P15" style:family="paragraph" style:parent-style-name="text" style:list-style-name="L1">
      <style:text-properties officeooo:rsid="0037d4f4" officeooo:paragraph-rsid="0037d4f4"/>
    </style:style>
    <style:style style:name="P16" style:family="paragraph" style:parent-style-name="text" style:list-style-name="L1">
      <style:text-properties officeooo:rsid="0019cb4d" officeooo:paragraph-rsid="0019cb4d"/>
    </style:style>
    <style:style style:name="P17" style:family="paragraph" style:parent-style-name="text" style:list-style-name="L1">
      <style:text-properties officeooo:rsid="002d8101" officeooo:paragraph-rsid="002d8101"/>
    </style:style>
    <style:style style:name="P18" style:family="paragraph" style:parent-style-name="text" style:list-style-name="L1">
      <style:text-properties officeooo:rsid="00130026" officeooo:paragraph-rsid="00130026"/>
    </style:style>
    <style:style style:name="P19" style:family="paragraph" style:parent-style-name="text" style:list-style-name="L1">
      <style:text-properties officeooo:rsid="0039af2f" officeooo:paragraph-rsid="0039af2f"/>
    </style:style>
    <style:style style:name="P20" style:family="paragraph" style:parent-style-name="text" style:list-style-name="L2">
      <style:text-properties officeooo:rsid="0039af2f" officeooo:paragraph-rsid="0039af2f"/>
    </style:style>
    <style:style style:name="P21" style:family="paragraph" style:parent-style-name="text" style:list-style-name="L1">
      <style:text-properties officeooo:rsid="001a0098" officeooo:paragraph-rsid="001a0098"/>
    </style:style>
    <style:style style:name="P22" style:family="paragraph" style:parent-style-name="text" style:list-style-name="L2">
      <style:text-properties officeooo:rsid="001a5e8f" officeooo:paragraph-rsid="001a5e8f"/>
    </style:style>
    <style:style style:name="P23" style:family="paragraph" style:parent-style-name="text" style:list-style-name="L1">
      <style:text-properties style:font-name="Times New Roman" officeooo:rsid="0023725a" officeooo:paragraph-rsid="0039af2f" style:font-size-asian="10.5pt"/>
    </style:style>
    <style:style style:name="P24" style:family="paragraph" style:parent-style-name="text" style:list-style-name="L3">
      <style:text-properties style:font-name="Times New Roman" officeooo:rsid="0039af2f" officeooo:paragraph-rsid="0039af2f" style:font-size-asian="10.5pt"/>
    </style:style>
    <style:style style:name="P25" style:family="paragraph" style:parent-style-name="text" style:list-style-name="L3">
      <style:text-properties style:font-name="Times New Roman" officeooo:rsid="003175f6" officeooo:paragraph-rsid="003175f6" style:font-size-asian="10.5pt"/>
    </style:style>
    <style:style style:name="P26" style:family="paragraph" style:parent-style-name="text" style:list-style-name="L3">
      <style:text-properties style:font-name="Times New Roman" officeooo:rsid="003175f6" officeooo:paragraph-rsid="00340841" style:font-size-asian="10.5pt"/>
    </style:style>
    <style:style style:name="P27" style:family="paragraph" style:parent-style-name="text" style:list-style-name="L3">
      <style:text-properties style:font-name="Times New Roman" officeooo:rsid="00425655" officeooo:paragraph-rsid="00425655" style:font-size-asian="10.5pt"/>
    </style:style>
    <style:style style:name="P28" style:family="paragraph" style:parent-style-name="text" style:list-style-name="L1">
      <style:text-properties officeooo:rsid="0040df21" officeooo:paragraph-rsid="0040df21"/>
    </style:style>
    <style:style style:name="P29" style:family="paragraph" style:parent-style-name="text" style:list-style-name="L1">
      <style:text-properties officeooo:rsid="0041883e" officeooo:paragraph-rsid="0041883e"/>
    </style:style>
    <style:style style:name="P30" style:family="paragraph" style:parent-style-name="text" style:list-style-name="L1">
      <style:text-properties officeooo:rsid="00425655" officeooo:paragraph-rsid="00425655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officeooo:rsid="002f1888"/>
    </style:style>
    <style:style style:name="T4" style:family="text">
      <style:text-properties officeooo:rsid="003265a1"/>
    </style:style>
    <style:style style:name="T5" style:family="text">
      <style:text-properties officeooo:rsid="00340841"/>
    </style:style>
    <style:style style:name="T6" style:family="text">
      <style:text-properties officeooo:rsid="003618ab"/>
    </style:style>
    <style:style style:name="T7" style:family="text">
      <style:text-properties officeooo:rsid="0036e70b"/>
    </style:style>
    <style:style style:name="T8" style:family="text">
      <style:text-properties officeooo:rsid="0037d4f4"/>
    </style:style>
    <style:style style:name="T9" style:family="text">
      <style:text-properties officeooo:rsid="0039af2f"/>
    </style:style>
    <style:style style:name="T10" style:family="text">
      <style:text-properties officeooo:rsid="0023725a"/>
    </style:style>
    <style:style style:name="T11" style:family="text">
      <style:text-properties officeooo:rsid="003badbf"/>
    </style:style>
    <style:style style:name="T12" style:family="text">
      <style:text-properties officeooo:rsid="003be606"/>
    </style:style>
    <style:style style:name="T13" style:family="text">
      <style:text-properties officeooo:rsid="0040df21"/>
    </style:style>
    <style:style style:name="T14" style:family="text">
      <style:text-properties officeooo:rsid="0041883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el Jaromír Erben: <text:span text:style-name="T6">Kytice</text:span></text:p>
      <text:list xml:id="list4247429783" text:style-name="L1">
        <text:list-item>
          <text:p text:style-name="P5"/>
          <text:list>
            <text:list-item>
              <text:p text:style-name="P6">poezie; <text:span text:style-name="T6">liriko-epika</text:span>; <text:span text:style-name="T6">sbírka balad</text:span></text:p>
              <text:list>
                <text:list-item>
                  <text:p text:style-name="P7">psáno ve verších</text:p>
                </text:list-item>
                <text:list-item>
                  <text:p text:style-name="P7">důležité dialogy mezi postavami</text:p>
                </text:list-item>
                <text:list-item>
                  <text:p text:style-name="P7">obsahuje 11 balad a 2 básně s vlasteneckým kontextem (úvod a závěr)</text:p>
                  <text:list>
                    <text:list-item>
                      <text:p text:style-name="P7">balady – pochmurný <text:s/>děj → většinou tragický konec</text:p>
                    </text:list-item>
                    <text:list-item>
                      <text:p text:style-name="P28">pohádky</text:p>
                    </text:list-item>
                    <text:list-item>
                      <text:p text:style-name="P28">pověsti – určité místo; zakládá se na pravdě, ale většina smyšlená</text:p>
                    </text:list-item>
                  </text:list>
                </text:list-item>
              </text:list>
            </text:list-item>
            <text:list-item>
              <text:p text:style-name="P8">Téma <text:span text:style-name="T2">a motivy</text:span></text:p>
              <text:list>
                <text:list-item>
                  <text:p text:style-name="P8">úryvku: <text:span text:style-name="T7">láska na první pohled, náhodné setkání</text:span></text:p>
                </text:list-item>
                <text:list-item>
                  <text:p text:style-name="P9">díla:</text:p>
                  <text:list>
                    <text:list-item>
                      <text:p text:style-name="P12">přetvářka, nepřiměřený trest, smrt, osud</text:p>
                    </text:list-item>
                    <text:list-item>
                      <text:p text:style-name="P12">zbožnost <text:span text:style-name="T13">x pohanské </text:span>pověry <text:span text:style-name="T13">a zvyklosti</text:span>, tradice, lidové slavnosti láska</text:p>
                    </text:list-item>
                    <text:list-item>
                      <text:p text:style-name="P12">tajemno</text:p>
                    </text:list-item>
                    <text:list-item>
                      <text:p text:style-name="P12">vlastenectví (úvod, závěr)</text:p>
                    </text:list-item>
                    <text:list-item>
                      <text:p text:style-name="P28">vina a trest (vina ale někdy způsobena osudem)</text:p>
                      <text:list>
                        <text:list-item>
                          <text:p text:style-name="P30">trest je neuměrný</text:p>
                        </text:list-item>
                      </text:list>
                    </text:list-item>
                    <text:list-item>
                      <text:p text:style-name="P28">vztah matky a dítěte</text:p>
                    </text:list-item>
                  </text:list>
                </text:list-item>
              </text:list>
            </text:list-item>
            <text:list-item>
              <text:p text:style-name="P10">úryvek je z<text:span text:style-name="T7">e začátku balady Zlatý kolovrat. Pán se poprvé potká s nevlastní dcerou</text:span></text:p>
            </text:list-item>
            <text:list-item>
              <text:p text:style-name="P12">časoprostor</text:p>
              <text:list>
                <text:list-item>
                  <text:p text:style-name="P12">jednotlivé balady – krátké, odehrávají se většinou v krátkých časových intervalech (někdy však i delší přerušení); čas blíže neurčen; oblíbená noc</text:p>
                </text:list-item>
                <text:list-item>
                  <text:p text:style-name="P28">D<text:span text:style-name="T14">í</text:span>ky opakování se časoprostor vytratí</text:p>
                </text:list-item>
                <text:list-item>
                  <text:p text:style-name="P12">často ve vesnici, v lese, popřípadě na hřbitově</text:p>
                </text:list-item>
              </text:list>
            </text:list-item>
            <text:list-item>
              <text:p text:style-name="P11">kompozice</text:p>
              <text:list>
                <text:list-item>
                  <text:p text:style-name="P14">chronologicky</text:p>
                </text:list-item>
                <text:list-item>
                  <text:p text:style-name="P28">Pojítko mezi $n$-tou od začátku a od konce</text:p>
                </text:list-item>
                <text:list-item>
                  <text:p text:style-name="P15">13 příběhů</text:p>
                  <text:list>
                    <text:list-item>
                      <text:p text:style-name="P15">OBSAH:</text:p>
                    </text:list-item>
                    <text:list-item>
                      <text:p text:style-name="P15">KYTICE – <text:span text:style-name="T11">úvodní vlastenecký proslov – přeměna ženy do mateřidoušky</text:span></text:p>
                    </text:list-item>
                    <text:list-item>
                      <text:p text:style-name="P15">POKLAD – <text:span text:style-name="T11">žena našla poklad, chtěla ho odnést a opustila svoje dítě</text:span></text:p>
                    </text:list-item>
                    <text:list-item>
                      <text:p text:style-name="P15">SVATEBNÍ KOŠILE – <text:span text:style-name="T11">návrat chlapce dívky, který ji pak odvede na strašlivé místo → útěk</text:span></text:p>
                    </text:list-item>
                    <text:list-item>
                      <text:p text:style-name="P15">POLEDNICE – <text:span text:style-name="T11">žena udusí svoje dítě ze strachu z „Polednice“</text:span></text:p>
                    </text:list-item>
                    <text:list-item>
                      <text:p text:style-name="P15">ZLATÝ KOLOVRAT – <text:span text:style-name="T12">láska na první pohled, záměna dcer, kolovrat poví pravdu</text:span></text:p>
                    </text:list-item>
                    <text:list-item>
                      <text:p text:style-name="P15">ŠTĚDRÝ DEN – <text:span text:style-name="T12">předpověď budoucnosti v jezeře pro dvě dívky, jedna zemře, druhá se ožení</text:span></text:p>
                    </text:list-item>
                    <text:list-item>
                      <text:p text:style-name="P15">HOLOUBEK – <text:span text:style-name="T12">holoubek připomene vdově jejího bývalého manžela</text:span></text:p>
                    </text:list-item>
                    <text:list-item>
                      <text:p text:style-name="P15">ZÁHOŘOVO LO<text:span text:style-name="T11">Ž</text:span>E – <text:span text:style-name="T12">vyprávění o pekle</text:span></text:p>
                    </text:list-item>
                    <text:list-item>
                      <text:p text:style-name="P15">VODNÍK – <text:span text:style-name="T12">vodník se ožení s dívkou, ta mu po čase uteče, pomsta na potomkovi</text:span></text:p>
                    </text:list-item>
                    <text:list-item>
                      <text:p text:style-name="P15">VRBA – <text:span text:style-name="T12">žena je životně spojena s vrbou, její manžel skácí vrbu, ona zemře</text:span></text:p>
                    </text:list-item>
                    <text:list-item>
                      <text:p text:style-name="P15">LILIE – <text:span text:style-name="T12">přeměna dívky v lilii, posmrtný život</text:span></text:p>
                    </text:list-item>
                    <text:list-item>
                      <text:p text:style-name="P15">DCEŘINA KLETBA – <text:span text:style-name="T12">dialog matky a dcery, která se musí zbavit viny</text:span></text:p>
                    </text:list-item>
                    <text:list-item>
                      <text:p text:style-name="P15"><text:soft-page-break/>VĚŠTKYNĚ - <text:s/><text:span text:style-name="T12">závěrečná vlastenecká báseň; Libuše …</text:span></text:p>
                    </text:list-item>
                  </text:list>
                </text:list-item>
                <text:list-item>
                  <text:p text:style-name="P15">v jednotlivých příbězích se kompozice mění</text:p>
                </text:list-item>
              </text:list>
            </text:list-item>
          </text:list>
        </text:list-item>
        <text:list-item>
          <text:p text:style-name="P5"><text:s/></text:p>
          <text:list>
            <text:list-item>
              <text:p text:style-name="P8">vypravěč:</text:p>
              <text:list>
                <text:list-item>
                  <text:p text:style-name="P13">ano, <text:span text:style-name="T8">v některých pasážích velice důležitá role</text:span></text:p>
                </text:list-item>
              </text:list>
            </text:list-item>
            <text:list-item>
              <text:p text:style-name="P16">vyprávěcí způsoby, typy promluv</text:p>
              <text:list>
                <text:list-item>
                  <text:p text:style-name="P16">Er forma</text:p>
                </text:list-item>
                <text:list-item>
                  <text:p text:style-name="P15">časté dialogy</text:p>
                </text:list-item>
                <text:list-item>
                  <text:p text:style-name="P15">přímá řeč</text:p>
                </text:list-item>
              </text:list>
            </text:list-item>
            <text:list-item>
              <text:p text:style-name="P17">veršová výstavba</text:p>
              <text:list>
                <text:list-item>
                  <text:p text:style-name="P15">různé počty slabik</text:p>
                </text:list-item>
                <text:list-item>
                  <text:p text:style-name="P15">vázaný verš</text:p>
                </text:list-item>
                <text:list-item>
                  <text:p text:style-name="P15">aabb - <text:s/>sdružený</text:p>
                </text:list-item>
                <text:list-item>
                  <text:p text:style-name="P15">jamb, trochej</text:p>
                  <text:list>
                    <text:list-item>
                      <text:p text:style-name="P29">nepravidelnosti</text:p>
                    </text:list-item>
                  </text:list>
                </text:list-item>
              </text:list>
            </text:list-item>
            <text:list-item>
              <text:p text:style-name="P18">postavy</text:p>
              <text:list>
                <text:list-item>
                  <text:p text:style-name="P15">obecně</text:p>
                  <text:list>
                    <text:list-item>
                      <text:p text:style-name="P15">mateřské pouto; pozitivní; zbožní</text:p>
                    </text:list-item>
                    <text:list-item>
                      <text:p text:style-name="P15">nadpřirozené postavy – vodník, polednice …</text:p>
                    </text:list-item>
                    <text:list-item>
                      <text:p text:style-name="P15">proměnění</text:p>
                    </text:list-item>
                  </text:list>
                </text:list-item>
                <text:list-item>
                  <text:p text:style-name="P15">Zlatý kolovrat</text:p>
                  <text:list>
                    <text:list-item>
                      <text:p text:style-name="P15">Dora <text:s/>- nevlastní dcera, krásná, milá</text:p>
                    </text:list-item>
                    <text:list-item>
                      <text:p text:style-name="P15">Macecha – výrazně nadržuje své vlastní dceři; zlá, chamtivá, <text:span text:style-name="T9">nevzhledná</text:span></text:p>
                    </text:list-item>
                    <text:list-item>
                      <text:p text:style-name="P19">Vlastní dcera – podobná Doře, zákeřná</text:p>
                    </text:list-item>
                    <text:list-item>
                      <text:p text:style-name="P19">Král – zamiluje se do Dory; mladý</text:p>
                    </text:list-item>
                    <text:list-item>
                      <text:p text:style-name="P19">Dědeček – nadpřirozená postava – oživí Doru</text:p>
                    </text:list-item>
                    <text:list-item>
                      <text:p text:style-name="P19">Pacho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span text:style-name="T1">jazykové prostředky</text:span> </text:p>
        </text:list-item>
      </text:list>
      <text:list xml:id="list2970126523" text:style-name="L2">
        <text:list-item>
          <text:list>
            <text:list-item>
              <text:p text:style-name="P22"><text:span text:style-name="T3">dnes: </text:span>často <text:span text:style-name="T9">a</text:span>rchaismy, <text:span text:style-name="T9">historismy</text:span>; <text:span text:style-name="T3">básnická čeština</text:span></text:p>
            </text:list-item>
            <text:list-item>
              <text:p text:style-name="P20">aliterace, anafory, apostrofy …</text:p>
            </text:list-item>
            <text:list-item>
              <text:p text:style-name="P20">přirovnání, epiteton, synekdocha</text:p>
            </text:list-item>
            <text:list-item>
              <text:p text:style-name="P20">častá inverze, zvolání</text:p>
            </text:list-item>
            <text:list-item>
              <text:p text:style-name="P20">eufonie</text:p>
            </text:list-item>
          </text:list>
        </text:list-item>
      </text:list>
      <text:list xml:id="list92605073334134" text:continue-list="list4247429783" text:style-name="L1">
        <text:list-item>
          <text:p text:style-name="P23">Karel Jaromír Erben <text:span text:style-name="T4">(1811-1840)</text:span></text:p>
        </text:list-item>
      </text:list>
      <text:list xml:id="list4130704480" text:style-name="L3">
        <text:list-item>
          <text:list>
            <text:list-item>
              <text:p text:style-name="P24">sběratelská činnost</text:p>
              <text:list>
                <text:list-item>
                  <text:p text:style-name="P24">české lidové písně</text:p>
                </text:list-item>
              </text:list>
            </text:list-item>
            <text:list-item>
              <text:p text:style-name="P24">básník</text:p>
            </text:list-item>
            <text:list-item>
              <text:p text:style-name="P24">právník, archivář</text:p>
            </text:list-item>
            <text:list-item>
              <text:p text:style-name="P24">Sto prostonárodních pohádek a pověstí slovanských</text:p>
            </text:list-item>
            <text:list-item>
              <text:p text:style-name="P24">Písně národní v Čechách</text:p>
            </text:list-item>
            <text:list-item>
              <text:p text:style-name="P25">3. fáze národního obrození</text:p>
              <text:list>
                <text:list-item>
                  <text:p text:style-name="P26">Ty<text:span text:style-name="T5">l</text:span></text:p>
                  <text:list>
                    <text:list-item>
                      <text:p text:style-name="P27">próza, drama</text:p>
                    </text:list-item>
                    <text:list-item>
                      <text:p text:style-name="P27">Poslední čech</text:p>
                      <text:list>
                        <text:list-item>
                          <text:p text:style-name="P27">povídka</text:p>
                        </text:list-item>
                      </text:list>
                    </text:list-item>
                    <text:list-item>
                      <text:p text:style-name="P27">Rozervanec</text:p>
                      <text:list>
                        <text:list-item>
                          <text:p text:style-name="P27">Karel a Hynek</text:p>
                        </text:list-item>
                        <text:list-item>
                          <text:p text:style-name="P27">=&gt; Mácha má rozervanou postavu</text:p>
                        </text:list-item>
                      </text:list>
                    </text:list-item>
                  </text:list>
                </text:list-item>
                <text:list-item>
                  <text:p text:style-name="P24">Mácha</text:p>
                </text:list-item>
                <text:list-item>
                  <text:p text:style-name="P26">Němcová</text:p>
                </text:list-item>
                <text:list-item>
                  <text:p text:style-name="P26">Borovský</text:p>
                </text:list-item>
                <text:list-item>
                  <text:p text:style-name="P26">vznik 1. politického obrozeneckého programu</text:p>
                </text:list-item>
                <text:list-item>
                  <text:p text:style-name="P26"><text:soft-page-break/>úkolem literatury zůstávalo povzbuzovat národní sebevědomí, vychovávat k vlastenectví </text:p>
                </text:list-item>
                <text:list-item>
                  <text:p text:style-name="P27">rozvíjí se krásná literatura</text:p>
                  <text:list>
                    <text:list-item>
                      <text:p text:style-name="P27">Biedermaer</text:p>
                      <text:list>
                        <text:list-item>
                          <text:p text:style-name="P27">vlastenecká díla</text:p>
                        </text:list-item>
                        <text:list-item>
                          <text:p text:style-name="P2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ZDROJE:</text:p>
      <text:p text:style-name="P4"><text:span text:style-name="T11">ERBEN</text:span>, <text:span text:style-name="T10">Karel Jaromír</text:span>. <text:span text:style-name="T11">Kytice</text:span> [online]. Dostupné z WWW <text:a xlink:type="simple" xlink:href="https://web2.mlp.cz/koweb/00/03/37/00/42/kytice.pdf" text:style-name="Internet_20_link" text:visited-style-name="Visited_20_Internet_20_Link">https://web2.mlp.cz/koweb/00/03/37/00/42/kytice.pdf</text:a></text:p>
      <text:p text:style-name="P2">Vlastní zápisky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1-27T09:26:03.617699993</dc:date>
    <meta:editing-duration>PT3H29M12S</meta:editing-duration>
    <meta:editing-cycles>31</meta:editing-cycles>
    <meta:generator>LibreOffice/7.0.3.1$Linux_X86_64 LibreOffice_project/00$Build-1</meta:generator>
    <meta:print-date>2018-06-11T19:44:00.271000000</meta:print-date>
    <meta:document-statistic meta:table-count="0" meta:image-count="0" meta:object-count="0" meta:page-count="3" meta:paragraph-count="101" meta:word-count="558" meta:character-count="3294" meta:non-whitespace-character-count="2902"/>
  </office:meta>
</office:document-meta>
</file>